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9.494cm" fo:margin-left="-1.861cm" fo:margin-right="-1.933cm" table:align="margins" fo:keep-with-next="always"/>
    </style:style>
    <style:style style:name="Tabelle1.A" style:family="table-column">
      <style:table-column-properties style:column-width="3.23cm" style:rel-column-width="1831*"/>
    </style:style>
    <style:style style:name="Tabelle1.B" style:family="table-column">
      <style:table-column-properties style:column-width="5.876cm" style:rel-column-width="3331*"/>
    </style:style>
    <style:style style:name="Tabelle1.C" style:family="table-column">
      <style:table-column-properties style:column-width="3.649cm" style:rel-column-width="2069*"/>
    </style:style>
    <style:style style:name="Tabelle1.D" style:family="table-column">
      <style:table-column-properties style:column-width="3.537cm" style:rel-column-width="2005*"/>
    </style:style>
    <style:style style:name="Tabelle1.E" style:family="table-column">
      <style:table-column-properties style:column-width="4.011cm" style:rel-column-width="2274*"/>
    </style:style>
    <style:style style:name="Tabelle1.F" style:family="table-column">
      <style:table-column-properties style:column-width="3.454cm" style:rel-column-width="1958*"/>
    </style:style>
    <style:style style:name="Tabelle1.G" style:family="table-column">
      <style:table-column-properties style:column-width="5.738cm" style:rel-column-width="3253*"/>
    </style:style>
    <style:style style:name="Tabel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G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le1.G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4" style:family="table-row">
      <style:table-row-properties style:min-row-height="2cm"/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Eurostile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Eurostil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font-name="Eurostile"/>
    </style:style>
    <style:style style:name="P4" style:family="paragraph" style:parent-style-name="Table_20_Contents">
      <style:paragraph-properties fo:text-align="start" style:justify-single-word="false" style:text-autospace="none" style:writing-mode="lr-tb"/>
      <style:text-properties style:font-name="Eurostile"/>
    </style:style>
    <style:style style:name="P5" style:family="paragraph" style:parent-style-name="Table_20_Contents">
      <style:text-properties style:font-name="Eurostile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Eurostil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style:font-name="Eurostile"/>
    </style:style>
    <style:style style:name="P8" style:family="paragraph" style:parent-style-name="Table_20_Contents">
      <style:text-properties style:font-name="Eurostile" fo:font-style="normal" style:font-style-asian="normal" style:font-style-complex="normal"/>
    </style:style>
    <style:style style:name="T1" style:family="text">
      <style:text-properties style:text-outline="false" style:text-line-through-style="none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0pt" fo:font-style="normal" fo:text-shadow="none" style:text-underline-style="none" fo:font-weight="normal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2">Verlauf / Datum</text:p>
          </table:table-cell>
          <table:table-cell table:style-name="Tabelle1.A1" office:value-type="string">
            <text:p text:style-name="P2">Planung</text:p>
          </table:table-cell>
          <table:table-cell table:style-name="Tabelle1.A1" office:value-type="string">
            <text:p text:style-name="P1">Patrick (=Leader)</text:p>
            <text:p text:style-name="P5">Mechanik</text:p>
          </table:table-cell>
          <table:table-cell table:style-name="Tabelle1.A1" office:value-type="string">
            <text:p text:style-name="P1">Micha</text:p>
            <text:p text:style-name="P4">Mechanik</text:p>
          </table:table-cell>
          <table:table-cell table:style-name="Tabelle1.A1" office:value-type="string">
            <text:p text:style-name="P1">Robert</text:p>
            <text:p text:style-name="P4">Oberfläche</text:p>
          </table:table-cell>
          <table:table-cell table:style-name="Tabelle1.A1" office:value-type="string">
            <text:p text:style-name="P1">Hannes</text:p>
            <text:p text:style-name="P5">Oberfläche</text:p>
          </table:table-cell>
          <table:table-cell table:style-name="Tabelle1.G1" office:value-type="string">
            <text:p text:style-name="P1">Bastian</text:p>
            <text:p text:style-name="P5">Artwork/Menü</text:p>
          </table:table-cell>
        </table:table-row>
        <table:table-row>
          <table:table-cell table:style-name="Tabelle1.A2" office:value-type="string">
            <text:p text:style-name="P2">1. DS (01.03.2013)</text:p>
          </table:table-cell>
          <table:table-cell table:style-name="Tabelle1.B2" office:value-type="string">
            <text:p text:style-name="P5">Erstellung des UML-Modells</text:p>
            <text:p text:style-name="P5">Aufgabenverteilung</text:p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C2" office:value-type="string">
            <text:p text:style-name="P5"/>
          </table:table-cell>
          <table:table-cell table:style-name="Tabelle1.G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2">HA</text:p>
            <text:p text:style-name="P5"/>
          </table:table-cell>
          <table:table-cell table:style-name="Tabelle1.B2" office:value-type="string">
            <text:p text:style-name="P5">Grundgerüst</text:p>
          </table:table-cell>
          <table:table-cell table:style-name="Tabelle1.B2" table:number-columns-spanned="2" office:value-type="string">
            <text:p text:style-name="P5">Verteilung; Objekte (Eigenschaften, Methoden), Bezeichner festlegen/erstellen</text:p>
          </table:table-cell>
          <table:covered-table-cell/>
          <table:table-cell table:style-name="Tabelle1.B2" table:number-columns-spanned="2" office:value-type="string">
            <text:p text:style-name="P5">Vorarbeit (Testinterface)</text:p>
          </table:table-cell>
          <table:covered-table-cell/>
          <table:table-cell table:style-name="Tabelle1.G3" office:value-type="string">
            <text:p text:style-name="P5">Spielimages (Spielfiguren, Hintergrund, Hindernisse, Kisten, Items, Bombe)</text:p>
            <text:p text:style-name="P5">Menüimages („Checkboxen“)</text:p>
          </table:table-cell>
        </table:table-row>
        <table:table-row table:style-name="Tabelle1.4">
          <table:table-cell table:style-name="Tabelle1.A2" office:value-type="string">
            <text:p text:style-name="P2">2. DS (08.03)</text:p>
            <text:p text:style-name="P5"/>
          </table:table-cell>
          <table:table-cell table:style-name="Tabelle1.B2" office:value-type="string">
            <text:p text:style-name="P5">1. Kontrolle der ToDos</text:p>
            <text:p text:style-name="P5">2. Ziel/Aufgaben für die Stunde:</text:p>
            <text:p text:style-name="P5">3. Ergebnisse/Fragen:</text:p>
            <text:p text:style-name="P5">→ 4. ToDos:</text:p>
          </table:table-cell>
          <table:table-cell table:style-name="Tabelle1.B2" table:number-columns-spanned="2" office:value-type="string">
            <text:p text:style-name="P5">1. festlegen: Ja; erstellen: Nein</text:p>
            <text:p text:style-name="P5">Grund: zu viel vorgenommen</text:p>
            <text:p text:style-name="P5">2. <text:span text:style-name="T4">festlegen von Aufgaben</text:span></text:p>
            <text:p text:style-name="P8"/>
          </table:table-cell>
          <table:covered-table-cell/>
          <table:table-cell table:style-name="Tabelle1.B2" table:number-columns-spanned="2" office:value-type="string">
            <text:p text:style-name="P5">1. Vorarbeit: Ja (Test) → kein konkretes Ergebnis</text:p>
            <text:p text:style-name="P5">Grund: vieles hat nicht funktioniert</text:p>
            <text:p text:style-name="P5">2. <text:span text:style-name="T4">festlegen von Aufgaben</text:span></text:p>
          </table:table-cell>
          <table:covered-table-cell/>
          <table:table-cell table:style-name="Tabelle1.G3" office:value-type="string">
            <text:p text:style-name="P5">1. Images: Ja</text:p>
            <text:p text:style-name="P5">2. <text:span text:style-name="T4">festlegen von Aufgaben</text:span></text:p>
            <text:p text:style-name="P5"><text:span text:style-name="T4"/></text:p>
          </table:table-cell>
        </table:table-row>
        <table:table-row>
          <table:table-cell table:style-name="Tabelle1.A2" office:value-type="string">
            <text:p text:style-name="P2">HA</text:p>
          </table:table-cell>
          <table:table-cell table:style-name="Tabelle1.B2" office:value-type="string">
            <text:p text:style-name="P5">Programmieren der Grundfunktionen</text:p>
          </table:table-cell>
          <table:table-cell table:style-name="Tabelle1.B2" office:value-type="string">
            <text:p text:style-name="P5">Events</text:p>
          </table:table-cell>
          <table:table-cell table:style-name="Tabelle1.B2" office:value-type="string">
            <text:p text:style-name="P5">Objekte</text:p>
          </table:table-cell>
          <table:table-cell table:style-name="Tabelle1.B2" table:number-columns-spanned="2" office:value-type="string">
            <text:p text:style-name="P5">Grafische Umsetzung der Grundfunktionen</text:p>
          </table:table-cell>
          <table:covered-table-cell/>
          <table:table-cell table:style-name="Tabelle1.G3" office:value-type="string">
            <text:p text:style-name="P5">Items verbessern</text:p>
            <text:p text:style-name="P5">unterschiedliche Explosionsfarben</text:p>
          </table:table-cell>
        </table:table-row>
        <table:table-row>
          <table:table-cell table:style-name="Tabelle1.A2" office:value-type="string">
            <text:p text:style-name="P2">3. DS (15.03)</text:p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G3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2">HA</text:p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G3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2">4. DS (22.03)</text:p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G3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2">HA</text:p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G3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3"><text:span text:style-name="T1">4. DS </text:span><text:span text:style-name="T2">→ Abgabe</text:span></text:p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B2" office:value-type="string">
            <text:p text:style-name="P5"/>
          </table:table-cell>
          <table:table-cell table:style-name="Tabelle1.G3" office:value-type="string">
            <text:p text:style-name="P5"/>
          </table:table-cell>
        </table:table-row>
      </table:table>
      <text:p text:style-name="Table">Tabelle <text:sequence text:ref-name="refTable0" text:name="Table" text:formula="ooow:Table+1" style:num-format="1">1</text:sequence>: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an Baur</meta:initial-creator>
    <meta:creation-date>2013-03-01T09:07:22.23</meta:creation-date>
    <dc:date>2013-03-08T09:29:18.56</dc:date>
    <dc:creator>Bastian Baur</dc:creator>
    <meta:editing-duration>PT37M22S</meta:editing-duration>
    <meta:editing-cycles>9</meta:editing-cycles>
    <meta:generator>OpenOffice.org/3.4.1$Win32 OpenOffice.org_project/341m1$Build-9593</meta:generator>
    <meta:document-statistic meta:table-count="1" meta:image-count="0" meta:object-count="0" meta:page-count="1" meta:paragraph-count="47" meta:word-count="123" meta:character-count="909"/>
  </office:meta>
</office:document-meta>
</file>